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5" table:default-cell-style-name="ce4"/>
        <table:table-column table:style-name="co6" table:default-cell-style-name="ce11"/>
        <table:table-column table:style-name="co6" table:number-columns-repeated="8" table:default-cell-style-name="ce4"/>
        <table:table-column table:style-name="co7" table:number-columns-repeated="1009" table:default-cell-style-name="ce4"/>
        <table:table-row table:style-name="ro1">
          <table:table-cell table:style-name="ce1" table:number-columns-repeated="4"/>
          <table:table-cell table:style-name="ce9" office:value-type="string" calcext:value-type="string">
            <text:p>Participation</text:p>
          </table:table-cell>
          <table:table-cell table:style-name="ce9" office:value-type="string" calcext:value-type="string">
            <text:p>Absences</text:p>
          </table:table-cell>
          <table:table-cell table:style-name="ce9" office:value-type="string" calcext:value-type="string">
            <text:p>CC1</text:p>
          </table:table-cell>
          <table:table-cell table:style-name="ce9" office:value-type="string" calcext:value-type="string">
            <text:p>CC2</text:p>
          </table:table-cell>
          <table:table-cell table:style-name="ce9" office:value-type="string" calcext:value-type="string">
            <text:p>CC3</text:p>
          </table:table-cell>
          <table:table-cell table:style-name="ce9" office:value-type="string" calcext:value-type="string">
            <text:p>CC4</text:p>
          </table:table-cell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FIN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5" office:value-type="string" calcext:value-type="string">
            <text:p>AGASSE</text:p>
          </table:table-cell>
          <table:table-cell table:style-name="ce5" office:value-type="string" calcext:value-type="string">
            <text:p>LAURE</text:p>
          </table:table-cell>
          <table:table-cell table:style-name="ce5" office:value-type="string" calcext:value-type="string">
            <text:p>MARIE YVONNE</text:p>
          </table:table-cell>
          <table:table-cell table:style-name="ce3"/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:.J2])/4 + [.E2] + SUM([.K2:.N2])/4)/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AUDEON</text:p>
          </table:table-cell>
          <table:table-cell table:style-name="ce5" office:value-type="string" calcext:value-type="string">
            <text:p>CAMILLE</text:p>
          </table:table-cell>
          <table:table-cell table:style-name="ce5" office:value-type="string" calcext:value-type="string">
            <text:p>CLAUDINE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:.J3])/4 + [.E3] + SUM([.K3:.N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5" office:value-type="string" calcext:value-type="string">
            <text:p>AUDOUIN</text:p>
          </table:table-cell>
          <table:table-cell table:style-name="ce5" office:value-type="string" calcext:value-type="string">
            <text:p>FLORENTIN</text:p>
          </table:table-cell>
          <table:table-cell table:style-name="ce5" office:value-type="string" calcext:value-type="string">
            <text:p>PATRICE</text:p>
          </table:table-cell>
          <table:table-cell table:style-name="ce3"/>
          <table:table-cell table:style-name="ce7" office:value-type="string" calcext:value-type="string">
            <text:p>(27Jan)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:.J4])/4 + [.E4] + SUM([.K4:.N4])/4)/2" office:value-type="float" office:value="4.375" calcext:value-type="float">
            <text:p>4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5" office:value-type="string" calcext:value-type="string">
            <text:p>BOUDEVILLE</text:p>
          </table:table-cell>
          <table:table-cell table:style-name="ce5" office:value-type="string" calcext:value-type="string">
            <text:p>ORLANE</text:p>
          </table:table-cell>
          <table:table-cell table:style-name="ce5" office:value-type="string" calcext:value-type="string">
            <text:p>INGRID MONIQU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5:.J5])/4 + [.E5] + SUM([.K5:.N5])/4)/2" office:value-type="float" office:value="8.125" calcext:value-type="float">
            <text:p>8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5" office:value-type="string" calcext:value-type="string">
            <text:p>BOURHIS</text:p>
          </table:table-cell>
          <table:table-cell table:style-name="ce5" office:value-type="string" calcext:value-type="string">
            <text:p>CÉLIA</text:p>
          </table:table-cell>
          <table:table-cell table:style-name="ce5" office:value-type="string" calcext:value-type="string">
            <text:p>KELLY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table:formula="of:=(SUM([.G6:.J6])/4 + [.E6] + SUM([.K6:.N6])/4)/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CARIOU</text:p>
          </table:table-cell>
          <table:table-cell table:style-name="ce5" office:value-type="string" calcext:value-type="string">
            <text:p>CORENTIN</text:p>
          </table:table-cell>
          <table:table-cell table:style-name="ce5"/>
          <table:table-cell table:style-name="ce3"/>
          <table:table-cell table:style-name="ce7"/>
          <table:table-cell table:style-name="ce3" table:number-columns-repeated="8"/>
          <table:table-cell table:style-name="ce3" table:formula="of:=(SUM([.G7:.J7])/4 + [.E7] + SUM([.K7:.N7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5" office:value-type="string" calcext:value-type="string">
            <text:p>CHARPENTIER</text:p>
          </table:table-cell>
          <table:table-cell table:style-name="ce5" office:value-type="string" calcext:value-type="string">
            <text:p>JODIE</text:p>
          </table:table-cell>
          <table:table-cell table:style-name="ce5" office:value-type="string" calcext:value-type="string">
            <text:p>MEGGIE LAURENC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8:.J8])/4 + [.E8] + SUM([.K8:.N8])/4)/2" office:value-type="float" office:value="5.5" calcext:value-type="float">
            <text:p>5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CHARRON</text:p>
          </table:table-cell>
          <table:table-cell table:style-name="ce5" office:value-type="string" calcext:value-type="string">
            <text:p>Valérian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3" table:formula="of:=(SUM([.G9:.J9])/4 + [.E9] + SUM([.K9:.N9])/4)/2" office:value-type="float" office:value="1.125" calcext:value-type="float">
            <text:p>1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5" office:value-type="string" calcext:value-type="string">
            <text:p>COLLINET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GUY BERNARD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0:.J10])/4 + [.E10] + SUM([.K10:.N10])/4)/2" office:value-type="float" office:value="7.25" calcext:value-type="float">
            <text:p>7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5" office:value-type="string" calcext:value-type="string">
            <text:p>DANGUY</text:p>
          </table:table-cell>
          <table:table-cell table:style-name="ce5" office:value-type="string" calcext:value-type="string">
            <text:p>THIBAULT</text:p>
          </table:table-cell>
          <table:table-cell table:style-name="ce5" office:value-type="string" calcext:value-type="string">
            <text:p>GUILLAUME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table:formula="of:=(SUM([.G11:.J11])/4 + [.E11] + SUM([.K11:.N11])/4)/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5" office:value-type="string" calcext:value-type="string">
            <text:p>DASAN</text:p>
          </table:table-cell>
          <table:table-cell table:style-name="ce5" office:value-type="string" calcext:value-type="string">
            <text:p>MIRYAM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2:.J12])/4 + [.E12] + SUM([.K12:.N12])/4)/2" office:value-type="float" office:value="5.75" calcext:value-type="float">
            <text:p>5.7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Doussel </text:p>
          </table:table-cell>
          <table:table-cell table:style-name="ce6" office:value-type="string" calcext:value-type="string">
            <text:p>Teddy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3:.J13])/4 + [.E13] + SUM([.K13:.N13])/4)/2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5" office:value-type="string" calcext:value-type="string">
            <text:p>GENDRONNEAU</text:p>
          </table:table-cell>
          <table:table-cell table:style-name="ce5" office:value-type="string" calcext:value-type="string">
            <text:p>PRISCILLIA</text:p>
          </table:table-cell>
          <table:table-cell table:style-name="ce5" office:value-type="string" calcext:value-type="string">
            <text:p>BRIGITT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4:.J14])/4 + [.E14] + SUM([.K14:.N14])/4)/2" office:value-type="float" office:value="7.75" calcext:value-type="float">
            <text:p>7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GIPTEAU</text:p>
          </table:table-cell>
          <table:table-cell table:style-name="ce5" office:value-type="string" calcext:value-type="string">
            <text:p>THIBAUT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9Jan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5:.J15])/4 + [.E15] + SUM([.K15:.N15])/4)/2" office:value-type="float" office:value="6.25" calcext:value-type="float">
            <text:p>6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GRUE</text:p>
          </table:table-cell>
          <table:table-cell table:style-name="ce5" office:value-type="string" calcext:value-type="string">
            <text:p>SYLVAIN</text:p>
          </table:table-cell>
          <table:table-cell table:style-name="ce5" office:value-type="string" calcext:value-type="string">
            <text:p>LAURENT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16:.J16])/4 + [.E16] + SUM([.K16:.N16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GUEHO</text:p>
          </table:table-cell>
          <table:table-cell table:style-name="ce5" office:value-type="string" calcext:value-type="string">
            <text:p>AMELIE</text:p>
          </table:table-cell>
          <table:table-cell table:style-name="ce5" office:value-type="string" calcext:value-type="string">
            <text:p>SUZANNE DENISE</text:p>
          </table:table-cell>
          <table:table-cell table:style-name="ce3"/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7:.J17])/4 + [.E17] + SUM([.K17:.N17])/4)/2" office:value-type="float" office:value="5.625" calcext:value-type="float">
            <text:p>5.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5" office:value-type="string" calcext:value-type="string">
            <text:p>GUIBERT</text:p>
          </table:table-cell>
          <table:table-cell table:style-name="ce5" office:value-type="string" calcext:value-type="string">
            <text:p>JUSTINE</text:p>
          </table:table-cell>
          <table:table-cell table:style-name="ce5" office:value-type="string" calcext:value-type="string">
            <text:p>VIVIAN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18:.J18])/4 + [.E18] + SUM([.K18:.N18])/4)/2" office:value-type="float" office:value="6.875" calcext:value-type="float">
            <text:p>6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5" office:value-type="string" calcext:value-type="string">
            <text:p>GUILLOTEAU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SASCHA MANO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19:.J19])/4 + [.E19] + SUM([.K19:.N19])/4)/2" office:value-type="float" office:value="6.125" calcext:value-type="float">
            <text:p>6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HAGOUANG TEFONKEU</text:p>
          </table:table-cell>
          <table:table-cell table:style-name="ce5" office:value-type="string" calcext:value-type="string">
            <text:p>PONCE CHRISTEL</text:p>
          </table:table-cell>
          <table:table-cell table:style-name="ce5"/>
          <table:table-cell table:style-name="ce3"/>
          <table:table-cell table:style-name="ce7"/>
          <table:table-cell table:style-name="ce3" table:number-columns-repeated="8"/>
          <table:table-cell table:style-name="ce3" table:formula="of:=(SUM([.G20:.J20])/4 + [.E20] + SUM([.K20:.N20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5" office:value-type="string" calcext:value-type="string">
            <text:p>HERBERT</text:p>
          </table:table-cell>
          <table:table-cell table:style-name="ce5" office:value-type="string" calcext:value-type="string">
            <text:p>CALVIN</text:p>
          </table:table-cell>
          <table:table-cell table:style-name="ce5" office:value-type="string" calcext:value-type="string">
            <text:p>DANIEL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1:.J21])/4 + [.E21] + SUM([.K21:.N21])/4)/2" office:value-type="float" office:value="5.875" calcext:value-type="float">
            <text:p>5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5" office:value-type="string" calcext:value-type="string">
            <text:p>HERBRETEAU</text:p>
          </table:table-cell>
          <table:table-cell table:style-name="ce5" office:value-type="string" calcext:value-type="string">
            <text:p>CELINE</text:p>
          </table:table-cell>
          <table:table-cell table:style-name="ce5" office:value-type="string" calcext:value-type="string">
            <text:p>YOLANDE MARIE-JOSE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22:.J22])/4 + [.E22] + SUM([.K22:.N22])/4)/2" office:value-type="float" office:value="7.125" calcext:value-type="float">
            <text:p>7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JADEAU</text:p>
          </table:table-cell>
          <table:table-cell table:style-name="ce5" office:value-type="string" calcext:value-type="string">
            <text:p>SIMON</text:p>
          </table:table-cell>
          <table:table-cell table:style-name="ce5" office:value-type="string" calcext:value-type="string">
            <text:p>THIERRY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23:.J23])/4 + [.E23] + SUM([.K23:.N23])/4)/2" office:value-type="float" office:value="4.75" calcext:value-type="float">
            <text:p>4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5" office:value-type="string" calcext:value-type="string">
            <text:p>JEZEQUEL</text:p>
          </table:table-cell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YVO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table:number-columns-repeated="8"/>
          <table:table-cell table:style-name="ce3" table:formula="of:=(SUM([.G24:.J24])/4 + [.E24] + SUM([.K24:.N24])/4)/2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5" office:value-type="string" calcext:value-type="string">
            <text:p>LAIDIN</text:p>
          </table:table-cell>
          <table:table-cell table:style-name="ce5" office:value-type="string" calcext:value-type="string">
            <text:p>TINO</text:p>
          </table:table-cell>
          <table:table-cell table:style-name="ce5" office:value-type="string" calcext:value-type="string">
            <text:p>SERG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25:.J25])/4 + [.E25] + SUM([.K25:.N25])/4)/2" office:value-type="float" office:value="8.5" calcext:value-type="float">
            <text:p>8.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LEROUX</text:p>
          </table:table-cell>
          <table:table-cell table:style-name="ce5" office:value-type="string" calcext:value-type="string">
            <text:p>ANTHONIN</text:p>
          </table:table-cell>
          <table:table-cell table:style-name="ce5" office:value-type="string" calcext:value-type="string">
            <text:p>JOSSELIN</text:p>
          </table:table-cell>
          <table:table-cell table:style-name="ce3"/>
          <table:table-cell table:style-name="ce7" office:value-type="string" calcext:value-type="string">
            <text:p>(16/1),(6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table:formula="of:=(SUM([.G26:.J26])/4 + [.E26] + SUM([.K26:.N26])/4)/2" office:value-type="float" office:value="5.875" calcext:value-type="float">
            <text:p>5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MÉRAND</text:p>
          </table:table-cell>
          <table:table-cell table:style-name="ce5" office:value-type="string" calcext:value-type="string">
            <text:p>ZÉNAÏDE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3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table:formula="of:=(SUM([.G27:.J27])/4 + [.E27] + SUM([.K27:.N27])/4)/2" office:value-type="float" office:value="3.875" calcext:value-type="float">
            <text:p>3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5" office:value-type="string" calcext:value-type="string">
            <text:p>MOIZEAU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NICOLE</text:p>
          </table:table-cell>
          <table:table-cell table:style-name="ce3"/>
          <table:table-cell table:style-name="ce7" office:value-type="string" calcext:value-type="string">
            <text:p>(10/3)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table:formula="of:=(SUM([.G28:.J28])/4 + [.E28] + SUM([.K28:.N28])/4)/2" office:value-type="float" office:value="2.25" calcext:value-type="float">
            <text:p>2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MONROUX</text:p>
          </table:table-cell>
          <table:table-cell table:style-name="ce5" office:value-type="string" calcext:value-type="string">
            <text:p>LOUIS</text:p>
          </table:table-cell>
          <table:table-cell table:style-name="ce5" office:value-type="string" calcext:value-type="string">
            <text:p>PIERRE</text:p>
          </table:table-cell>
          <table:table-cell table:style-name="ce3"/>
          <table:table-cell table:style-name="ce7" office:value-type="string" calcext:value-type="string">
            <text:p>(6Mar)</text:p>
          </table:table-cell>
          <table:table-cell table:style-name="ce3" table:number-columns-repeated="8"/>
          <table:table-cell table:style-name="ce3" table:formula="of:=(SUM([.G29:.J29])/4 + [.E29] + SUM([.K29:.N29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NGOM</text:p>
          </table:table-cell>
          <table:table-cell table:style-name="ce5" office:value-type="string" calcext:value-type="string">
            <text:p>MOUHAMADOU</text:p>
          </table:table-cell>
          <table:table-cell table:style-name="ce5" office:value-type="string" calcext:value-type="string">
            <text:p>MOUSTAPHA</text:p>
          </table:table-cell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0:.J30])/4 + [.E30] + SUM([.K30:.N30])/4)/2" office:value-type="float" office:value="3.875" calcext:value-type="float">
            <text:p>3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O'NEILL</text:p>
          </table:table-cell>
          <table:table-cell table:style-name="ce5" office:value-type="string" calcext:value-type="string">
            <text:p>JONAS</text:p>
          </table:table-cell>
          <table:table-cell table:style-name="ce5" office:value-type="string" calcext:value-type="string">
            <text:p>TERENC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13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1:.J31])/4 + [.E31] + SUM([.K31:.N31])/4)/2" office:value-type="float" office:value="5.75" calcext:value-type="float">
            <text:p>5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5" office:value-type="string" calcext:value-type="string">
            <text:p>ORIZET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MAR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table:formula="of:=(SUM([.G32:.J32])/4 + [.E32] + SUM([.K32:.N32])/4)/2" office:value-type="float" office:value="3.75" calcext:value-type="float">
            <text:p>3.7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ACAUD</text:p>
          </table:table-cell>
          <table:table-cell table:style-name="ce7" office:value-type="string" calcext:value-type="string">
            <text:p>Alexandre</text:p>
          </table:table-cell>
          <table:table-cell table:style-name="ce8" office:value-type="string" calcext:value-type="string">
            <text:p>DENIS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3:.J33])/4 + [.E33] + SUM([.K33:.N33])/4)/2" office:value-type="float" office:value="9.25" calcext:value-type="float">
            <text:p>9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5" office:value-type="string" calcext:value-type="string">
            <text:p>PEAN</text:p>
          </table:table-cell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THERES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4:.J34])/4 + [.E34] + SUM([.K34:.N34])/4)/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QUELLEUX</text:p>
          </table:table-cell>
          <table:table-cell table:style-name="ce5" office:value-type="string" calcext:value-type="string">
            <text:p>MELODIE</text:p>
          </table:table-cell>
          <table:table-cell table:style-name="ce5" office:value-type="string" calcext:value-type="string">
            <text:p>VIVIANE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5:.J35])/4 + [.E35] + SUM([.K35:.N35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5" office:value-type="string" calcext:value-type="string">
            <text:p>RAFF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ROMAIN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6:.J36])/4 + [.E36] + SUM([.K36:.N36])/4)/2" office:value-type="float" office:value="5.375" calcext:value-type="float">
            <text:p>5.3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5" office:value-type="string" calcext:value-type="string">
            <text:p>RAMBAUD</text:p>
          </table:table-cell>
          <table:table-cell table:style-name="ce5" office:value-type="string" calcext:value-type="string">
            <text:p>BAPTISTE</text:p>
          </table:table-cell>
          <table:table-cell table:style-name="ce5" office:value-type="string" calcext:value-type="string">
            <text:p>JOSEPH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37:.J37])/4 + [.E37] + SUM([.K37:.N37])/4)/2" office:value-type="float" office:value="8.875" calcext:value-type="float">
            <text:p>8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ROCHER</text:p>
          </table:table-cell>
          <table:table-cell table:style-name="ce5" office:value-type="string" calcext:value-type="string">
            <text:p>CHARLINE</text:p>
          </table:table-cell>
          <table:table-cell table:style-name="ce5" office:value-type="string" calcext:value-type="string">
            <text:p>LUC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38:.J38])/4 + [.E38] + SUM([.K38:.N38])/4)/2" office:value-type="float" office:value="7.125" calcext:value-type="float">
            <text:p>7.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5" office:value-type="string" calcext:value-type="string">
            <text:p>ROULLEAUX DUGAGE</text:p>
          </table:table-cell>
          <table:table-cell table:style-name="ce5" office:value-type="string" calcext:value-type="string">
            <text:p>GUILLAUME</text:p>
          </table:table-cell>
          <table:table-cell table:style-name="ce5" office:value-type="string" calcext:value-type="string">
            <text:p>PAUL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" table:formula="of:=(SUM([.G39:.J39])/4 + [.E39] + SUM([.K39:.N39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5" office:value-type="string" calcext:value-type="string">
            <text:p>TALBOT</text:p>
          </table:table-cell>
          <table:table-cell table:style-name="ce5" office:value-type="string" calcext:value-type="string">
            <text:p>CLARISSE</text:p>
          </table:table-cell>
          <table:table-cell table:style-name="ce5" office:value-type="string" calcext:value-type="string">
            <text:p>SARAH SYLVI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(SUM([.G40:.J40])/4 + [.E40] + SUM([.K40:.N40])/4)/2" office:value-type="float" office:value="7.875" calcext:value-type="float">
            <text:p>7.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TERRIEN</text:p>
          </table:table-cell>
          <table:table-cell table:style-name="ce5" office:value-type="string" calcext:value-type="string">
            <text:p>LÉA</text:p>
          </table:table-cell>
          <table:table-cell table:style-name="ce5" office:value-type="string" calcext:value-type="string">
            <text:p>MICHÈLE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1:.J41])/4 + [.E41] + SUM([.K41:.N41])/4)/2" office:value-type="float" office:value="6.875" calcext:value-type="float">
            <text:p>6.875</text:p>
          </table:table-cell>
          <table:table-cell table:number-columns-repeated="100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THURIN</text:p>
          </table:table-cell>
          <table:table-cell table:style-name="ce7" office:value-type="string" calcext:value-type="string">
            <text:p>Gauthier</text:p>
          </table:table-cell>
          <table:table-cell table:style-name="ce8" office:value-type="string" calcext:value-type="string">
            <text:p>LOUIS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(SUM([.G42:.J42])/4 + [.E42] + SUM([.K42:.N42])/4)/2" office:value-type="float" office:value="5.75" calcext:value-type="float">
            <text:p>5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5" office:value-type="string" calcext:value-type="string">
            <text:p>ZYKA</text:p>
          </table:table-cell>
          <table:table-cell table:style-name="ce5" office:value-type="string" calcext:value-type="string">
            <text:p>ZACCHARIE</text:p>
          </table:table-cell>
          <table:table-cell table:style-name="ce5" office:value-type="string" calcext:value-type="string">
            <text:p>PIERRE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7"/>
          <table:table-cell table:style-name="ce3" table:formula="of:=(SUM([.G43:.J43])/4 + [.E43] + SUM([.K43:.N43])/4)/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1:17:31.28284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4-10T13:11:28.426214563</dc:date>
    <meta:editing-duration>PT9H33M26S</meta:editing-duration>
    <meta:editing-cycles>58</meta:editing-cycles>
    <meta:generator>LibreOffice/4.2.8.2$Linux_X86_64 LibreOffice_project/420m0$Build-2</meta:generator>
    <meta:print-date>2017-03-13T07:42:47.283636490</meta:print-date>
    <meta:document-statistic meta:table-count="1" meta:cell-count="372" meta:object-count="0"/>
  </office:meta>
</office:document-meta>
</file>